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6.5pt" style:font-size-asian="226.5pt" style:font-size-complex="226.5pt"/>
    </style:style>
    <style:style style:name="T3" style:family="text">
      <style:text-properties style:text-line-through-style="solid" style:text-line-through-type="single" fo:font-size="226.5pt" style:font-size-asian="226.5pt" style:font-size-complex="2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C++ cơ bản bài 14:<text:line-break/>Chương trình sử dụng vòng lặp</text:p>
          </draw:text-box>
        </draw:frame>
        <draw:frame draw:style-name="gr1" draw:text-style-name="P2" draw:layer="layout" svg:width="25cm" svg:height="9.5cm" svg:x="2cm" svg:y="4cm">
          <draw:text-box>
            <text:p text:style-name="P1"><text:span text:style-name="T1">Cho 1 mảng A 10 phần tử. A = {1, 4, 6, 9, 101, 135, 80, 199, 15, 22}</text:span></text:p>
            <text:p text:style-name="P1"><text:span text:style-name="T1">Viết 1 chương trình để kiểm tra toàn bộ các phần tử của A với thứ tự điều kiện sau:</text:span></text:p>
            <text:p text:style-name="P1"><text:span text:style-name="T1">Nếu A[i] chia hết cho 10, in ra A[i] chia hết cho 10</text:span></text:p>
            <text:p text:style-name="P1"><text:span text:style-name="T1">Nếu A[i] chia hết cho 5, in ra A[i] chia hết cho 5</text:span></text:p>
            <text:p text:style-name="P1"><text:span text:style-name="T1">Nếu A[i] chia hết cho 2, in ra A[i] chia hết cho 2</text:span></text:p>
            <text:p text:style-name="P1"><text:span text:style-name="T1">Lưu ý các điều kiện ưu tiên theo thứ tự từ trên xuống, nếu có bất kì điều kiện nào thỏa thì dừng kiểm tra cho số đó.</text:span>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Phân tích</text:p>
          </draw:text-box>
        </draw:frame>
        <draw:frame presentation:style-name="pr4" draw:layer="layout" svg:width="25cm" svg:height="9cm" svg:x="1.5cm" svg:y="3.5cm" presentation:class="outline">
          <draw:text-box>
            <text:list text:style-name="L2">
              <text:list-item>
                <text:p>1) Mảng A là mảng tự nhiên đã cho sẵn, không cần thiết nhập vào</text:p>
              </text:list-item>
              <text:list-item>
                <text:p>2) Đề bài cần kiểm tra tất cả các phần tử của A, vì vậy phải chạy vòng loop để duyệt tất cả các phần tử</text:p>
              </text:list-item>
              <text:list-item>
                <text:p>3) Có 3 điều kiện với thứ tự ưu tiên, bất kì điều kiện nào thỏa mãn thì sẽ dừng kiểm tra</text:p>
              </text:list-item>
              <text:list-item>
                <text:p>Nếu số chia hết cho 5 và cho 2 thì sẽ chia hết cho 10, ta sử dụng kiến thức này để tối ưu chương trìn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Mã giả (Pseudo code)</text:p>
          </draw:text-box>
        </draw:frame>
        <draw:frame presentation:style-name="pr7" draw:layer="layout" svg:width="25cm" svg:height="9cm" svg:x="1.5cm" svg:y="3.5cm" presentation:class="outline">
          <draw:text-box>
            <text:list text:style-name="L2">
              <text:list-header>
                <text:p><text:span text:style-name="T2">FOR mỗi giá trị tại ví trí i của A</text:span></text:p>
              </text:list-header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IF A(i) chia hết cho 5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<text:s text:c="2"/></text:span><text:span text:style-name="T2">IF A(i) chia hết cho 2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5"/></text:span><text:span text:style-name="T2">In ra A[i] chia hết cho 10</text:span></text:p>
                                                  </text:list-header>
                                                  <text:list-item>
                                                    <text:p/>
                                                    <text:p><text:span text:style-name="T2"><text:s text:c="5"/></text:span><text:span text:style-name="T2">Kiểm tra vị trí kế tiế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2"><text:s text:c="6"/></text:span><text:span text:style-name="T2">ELSE</text:span></text:p>
              </text:list-item>
              <text:list-item>
                <text:p/>
                <text:p><text:span text:style-name="T2"><text:s text:c="10"/></text:span><text:span text:style-name="T2">In ra A(i) chia hết cho 5</text:span></text:p>
              </text:list-item>
              <text:list-item>
                <text:p/>
                <text:p><text:span text:style-name="T2"><text:s text:c="10"/></text:span><text:span text:style-name="T2">Kiểm tra vị trí kế tiếp</text:span></text:p>
              </text:list-item>
              <text:list-item>
                <text:p/>
                <text:p><text:span text:style-name="T2"><text:s text:c="3"/></text:span><text:span text:style-name="T2">IF A(i) chia hết cho 2</text:span></text:p>
              </text:list-item>
              <text:list-item>
                <text:p/>
                <text:p><text:span text:style-name="T2"><text:s text:c="7"/></text:span><text:span text:style-name="T2">In ra A(i) chia hết cho 2</text:span></text:p>
              </text:list-item>
              <text:list-item>
                <text:p/>
                <text:p><text:span text:style-name="T2"><text:s text:c="7"/></text:span><text:span text:style-name="T3">Kiểm tra vị trí kế tiế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Câu hỏi cho học viên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Tối ưu thêm chương trình này nh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5T23:02:18.178098020</meta:creation-date>
    <meta:editing-duration>PT6M11S</meta:editing-duration>
    <meta:editing-cycles>2</meta:editing-cycles>
    <meta:generator>LibreOffice/7.3.7.2$Linux_X86_64 LibreOffice_project/30$Build-2</meta:generator>
    <dc:title>Forestbird</dc:title>
    <dc:date>2023-07-15T23:08:28.848637187</dc:date>
    <meta:document-statistic meta:object-count="279"/>
  </office:meta>
</office:document-meta>
</file>